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248in"/>
    </style:style>
    <style:style style:name="co2" style:family="table-column">
      <style:table-column-properties fo:break-before="auto" style:column-width="0.5646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3717in"/>
    </style:style>
    <style:style style:name="co5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0.6492in"/>
    </style:style>
    <style:style style:name="co7" style:family="table-column">
      <style:table-column-properties fo:break-before="auto" style:column-width="0.7492in"/>
    </style:style>
    <style:style style:name="co8" style:family="table-column">
      <style:table-column-properties fo:break-before="auto" style:column-width="1.089in"/>
    </style:style>
    <style:style style:name="co9" style:family="table-column">
      <style:table-column-properties fo:break-before="auto" style:column-width="0.8728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2866in"/>
    </style:style>
    <style:style style:name="co12" style:family="table-column">
      <style:table-column-properties fo:break-before="auto" style:column-width="0.4409in"/>
    </style:style>
    <style:style style:name="co13" style:family="table-column">
      <style:table-column-properties fo:break-before="auto" style:column-width="0.4335in"/>
    </style:style>
    <style:style style:name="co14" style:family="table-column">
      <style:table-column-properties fo:break-before="auto" style:column-width="0.6799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799in"/>
    </style:style>
    <style:style style:name="co17" style:family="table-column">
      <style:table-column-properties fo:break-before="auto" style:column-width="0.4638in"/>
    </style:style>
    <style:style style:name="co18" style:family="table-column">
      <style:table-column-properties fo:break-before="auto" style:column-width="0.7807in"/>
    </style:style>
    <style:style style:name="co19" style:family="table-column">
      <style:table-column-properties fo:break-before="auto" style:column-width="0.7957in"/>
    </style:style>
    <style:style style:name="co20" style:family="table-column">
      <style:table-column-properties fo:break-before="auto" style:column-width="0.4874in"/>
    </style:style>
    <style:style style:name="co21" style:family="table-column">
      <style:table-column-properties fo:break-before="auto" style:column-width="0.3173in"/>
    </style:style>
    <style:style style:name="co22" style:family="table-column">
      <style:table-column-properties fo:break-before="auto" style:column-width="0.3866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4484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ayes_featu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" table:default-cell-style-name="Default"/>
        <table:table-column table:style-name="co20" table:default-cell-style-name="Default"/>
        <table:table-column table:style-name="co14" table:number-columns-repeated="2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pa</text:p>
          </table:table-cell>
          <table:table-cell office:value-type="string" calcext:value-type="string">
            <text:p>syllabic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onsonantal</text:p>
          </table:table-cell>
          <table:table-cell office:value-type="string" calcext:value-type="string">
            <text:p>sonorant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delayed.release</text:p>
          </table:table-cell>
          <table:table-cell office:value-type="string" calcext:value-type="string">
            <text:p>approximant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trill</text:p>
          </table:table-cell>
          <table:table-cell office:value-type="string" calcext:value-type="string">
            <text:p>nasal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spread.gl</text:p>
          </table:table-cell>
          <table:table-cell office:value-type="string" calcext:value-type="string">
            <text:p>constr.gl</text:p>
          </table:table-cell>
          <table:table-cell office:value-type="string" calcext:value-type="string">
            <text:p>LABIAL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labiodental</text:p>
          </table:table-cell>
          <table:table-cell office:value-type="string" calcext:value-type="string">
            <text:p>CORONA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distributed</text:p>
          </table:table-cell>
          <table:table-cell office:value-type="string" calcext:value-type="string">
            <text:p>strident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hotic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tense</text:p>
          </table:table-cell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ɶ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æ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œ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ɞ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ɵ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ʏ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ɪ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ŋ̟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ʟ̟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ɫ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ɴ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ʀ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ŋ̠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ʟ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ʟ̠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ɳ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ʙ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ɭ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ɺ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ɻ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ɽ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ɾ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ɱ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ʔ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ɣ̟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̟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1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̟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4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̟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̟͡x̟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̟͡ɣ̟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ħ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1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ʕ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ʁ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4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χ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1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ɢ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ɕ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ɟ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ʝ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͡ʑ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͡ɕ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ɣ̠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1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̠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1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4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̠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4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̠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ʑ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ɖ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ɬ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ɸ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̪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ɮ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ð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β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͡ʒ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͡z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͡ɮ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̠͡ɮ̠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͡ʃ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̠͡ɬ̠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͡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͡ɬ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̪͡s̪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̪͡ɬ̪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̪͡z̪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̪͡ɮ̪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ʈ͡ʂ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ɖ͡ʐ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͡f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͡v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͡ɸ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͡β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̪͡θ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̪͡ð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͡ç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ɟ͡ʝ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͡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̠͡x̠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͡ɣ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̠͡ɣ̠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͡χ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ɢ͡ʁ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ɧ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͡p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͡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͡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͡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ɰ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ɰ̠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ɥ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ɹ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ʋ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ʍ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ɦ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8.1$Linux_X86_64 LibreOffice_project/10$Build-1</meta:generator>
    <dc:date>2022-12-15T21:46:34.695093558</dc:date>
    <meta:editing-duration>PT6M15S</meta:editing-duration>
    <meta:editing-cycles>4</meta:editing-cycles>
    <meta:document-statistic meta:table-count="1" meta:cell-count="4290" meta:object-count="0"/>
  </office:meta>
</office:document-meta>
</file>